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/>
    <style:style style:name="gr1" style:family="graphic" style:parent-style-name="objectwithoutfill">
      <style:graphic-properties draw:fill="none" draw:textarea-horizontal-align="center" draw:textarea-vertical-align="middl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text-align="cente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1" draw:layer="layout" svg:width="8.255cm" svg:height="1.905cm" svg:x="6.715cm" svg:y="2.905cm">
          <text:p text:style-name="P1">Read in template file and</text:p>
          <text:p text:style-name="P1">user data file</text:p>
        </draw:rect>
        <draw:rect draw:style-name="gr1" draw:text-style-name="P1" draw:layer="layout" svg:width="9.525cm" svg:height="3.175cm" svg:x="6.08cm" svg:y="7.35cm">
          <text:p text:style-name="P1">Preprocess, calculate </text:p>
          <text:p text:style-name="P1">the number of pages needed </text:p>
          <text:p text:style-name="P1">and chose the right template</text:p>
        </draw:rect>
        <draw:rect draw:style-name="gr1" draw:text-style-name="P1" draw:layer="layout" svg:width="5.715cm" svg:height="1.27cm" svg:x="7.985cm" svg:y="13.065cm">
          <text:p text:style-name="P1">Merge data</text:p>
        </draw:rect>
        <draw:rect draw:style-name="gr1" draw:text-style-name="P1" draw:layer="layout" svg:width="8.89cm" svg:height="1.905cm" svg:x="6.08cm" svg:y="16.875cm">
          <text:p text:style-name="P1">Parse merged data,</text:p>
          <text:p text:style-name="P1">make internal data structure</text:p>
        </draw:rect>
        <draw:rect draw:style-name="gr1" draw:text-style-name="P1" draw:layer="layout" svg:width="6.35cm" svg:height="1.27cm" svg:x="7.35cm" svg:y="21.32cm">
          <text:p text:style-name="P1">Generate pdf</text:p>
        </draw:rect>
        <draw:line draw:style-name="gr2" draw:text-style-name="P1" draw:layer="layout" svg:x1="10.525cm" svg:y1="4.81cm" svg:x2="10.525cm" svg:y2="7.35cm">
          <text:p/>
        </draw:line>
        <draw:line draw:style-name="gr2" draw:text-style-name="P1" draw:layer="layout" svg:x1="10.525cm" svg:y1="10.525cm" svg:x2="10.525cm" svg:y2="13.065cm">
          <text:p/>
        </draw:line>
        <draw:line draw:style-name="gr2" draw:text-style-name="P1" draw:layer="layout" svg:x1="10.525cm" svg:y1="14.335cm" svg:x2="10.525cm" svg:y2="16.875cm">
          <text:p/>
        </draw:line>
        <draw:line draw:style-name="gr2" draw:text-style-name="P1" draw:layer="layout" svg:x1="10.525cm" svg:y1="18.78cm" svg:x2="10.525cm" svg:y2="21.32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yuanzhiqian </meta:initial-creator>
    <meta:creation-date>2011-05-04T12:11:27</meta:creation-date>
    <dc:date>2011-05-09T22:17:40</dc:date>
    <dc:creator>yuanzhiqian </dc:creator>
    <meta:editing-duration>PT00H06M29S</meta:editing-duration>
    <meta:editing-cycles>2</meta:editing-cycles>
    <meta:generator>OpenOffice.org/3.2$Linux OpenOffice.org_project/320m19$Build-9505</meta:generator>
    <meta:document-statistic meta:object-count="9"/>
  </office:meta>
</office:document-meta>
</file>